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urier New1" officeooo:paragraph-rsid="00097596" style:font-name-complex="Courier New1"/>
    </style:style>
    <style:style style:name="P2" style:family="paragraph" style:parent-style-name="Standard">
      <style:text-properties fo:font-weight="bold" officeooo:paragraph-rsid="00097596" style:font-weight-asian="bold" style:font-weight-complex="bold"/>
    </style:style>
    <style:style style:name="P3" style:family="paragraph" style:parent-style-name="Standard">
      <style:paragraph-properties fo:text-align="start" style:justify-single-word="false" style:text-autospace="none"/>
      <style:text-properties fo:color="#000000" fo:font-size="10pt" fo:font-weight="bold" officeooo:paragraph-rsid="00097596" style:font-size-asian="10pt" style:font-weight-asian="bold" style:font-size-complex="10pt" style:font-weight-complex="bold"/>
    </style:style>
    <style:style style:name="P4" style:family="paragraph" style:parent-style-name="Standard">
      <style:paragraph-properties fo:text-align="start" style:justify-single-word="false" style:text-autospace="none"/>
      <style:text-properties fo:color="#000000" fo:font-size="10pt" officeooo:paragraph-rsid="00097596" style:font-size-asian="10pt" style:font-size-complex="10pt"/>
    </style:style>
    <style:style style:name="P5" style:family="paragraph" style:parent-style-name="Standard">
      <style:text-properties officeooo:paragraph-rsid="00097596"/>
    </style:style>
    <style:style style:name="P6" style:family="paragraph" style:parent-style-name="Standard">
      <style:text-properties officeooo:rsid="000a5b7d" officeooo:paragraph-rsid="000a5b7d"/>
    </style:style>
    <style:style style:name="P7" style:family="paragraph" style:parent-style-name="Standard">
      <style:text-properties officeooo:paragraph-rsid="000a5b7d"/>
    </style:style>
    <style:style style:name="P8" style:family="paragraph" style:parent-style-name="Code">
      <style:text-properties fo:font-size="12pt" officeooo:paragraph-rsid="00097596" style:font-size-asian="12pt"/>
    </style:style>
    <style:style style:name="P9" style:family="paragraph" style:parent-style-name="Code">
      <style:text-properties officeooo:paragraph-rsid="00097596"/>
    </style:style>
    <style:style style:name="P10" style:family="paragraph" style:parent-style-name="Code">
      <style:paragraph-properties fo:break-before="column"/>
      <style:text-properties officeooo:paragraph-rsid="00097596"/>
    </style:style>
    <style:style style:name="P11" style:family="paragraph" style:parent-style-name="Text_20_body">
      <style:text-properties officeooo:paragraph-rsid="00097596"/>
    </style:style>
    <style:style style:name="P12" style:family="paragraph" style:parent-style-name="Text_20_body">
      <style:text-properties fo:font-weight="normal" officeooo:paragraph-rsid="00097596" style:font-weight-asian="normal" style:font-weight-complex="normal"/>
    </style:style>
    <style:style style:name="P13" style:family="paragraph" style:parent-style-name="Text_20_body">
      <style:text-properties officeooo:paragraph-rsid="000a5b7d"/>
    </style:style>
    <style:style style:name="P14" style:family="paragraph" style:parent-style-name="Aufgabe">
      <style:paragraph-properties fo:text-align="justify" style:justify-single-word="false">
        <style:tab-stops>
          <style:tab-stop style:position="16.002cm" style:type="right"/>
        </style:tab-stops>
      </style:paragraph-properties>
      <style:text-properties style:font-name="Times New Roman" fo:font-size="12pt" officeooo:paragraph-rsid="00097596" style:font-size-asian="12pt" style:font-name-complex="Times New Roman" style:font-size-complex="12pt"/>
    </style:style>
    <style:style style:name="P15" style:family="paragraph" style:parent-style-name="Aufgabe">
      <style:paragraph-properties fo:text-align="justify" style:justify-single-word="false">
        <style:tab-stops>
          <style:tab-stop style:position="16.002cm" style:type="right"/>
        </style:tab-stops>
      </style:paragraph-properties>
      <style:text-properties fo:font-size="12pt" officeooo:paragraph-rsid="00097596" style:font-size-asian="12pt"/>
    </style:style>
    <style:style style:name="P16" style:family="paragraph" style:parent-style-name="Aufgabe">
      <style:paragraph-properties fo:text-align="justify" style:justify-single-word="false">
        <style:tab-stops>
          <style:tab-stop style:position="16.002cm" style:type="right"/>
        </style:tab-stops>
      </style:paragraph-properties>
      <style:text-properties officeooo:paragraph-rsid="00097596"/>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7cm" style:type="right" style:leader-style="dotted" style:leader-text="."/>
        </style:tab-stops>
      </style:paragraph-properties>
    </style:style>
    <style:style style:name="P20" style:family="paragraph" style:parent-style-name="Heading_20_1">
      <style:text-properties officeooo:rsid="00040192" officeooo:paragraph-rsid="00097596"/>
    </style:style>
    <style:style style:name="P21" style:family="paragraph" style:parent-style-name="Standard">
      <style:text-properties officeooo:rsid="000a5b7d" officeooo:paragraph-rsid="000a5b7d"/>
    </style:style>
    <style:style style:name="P22" style:family="paragraph" style:parent-style-name="Heading_20_2">
      <style:text-properties officeooo:paragraph-rsid="00097596"/>
    </style:style>
    <style:style style:name="P23" style:family="paragraph" style:parent-style-name="Heading_20_3">
      <style:text-properties officeooo:paragraph-rsid="00097596"/>
    </style:style>
    <style:style style:name="P24" style:family="paragraph">
      <style:paragraph-properties fo:text-align="center" style:writing-mode="lr-tb"/>
    </style:style>
    <style:style style:name="P25" style:family="paragraph">
      <style:paragraph-properties style:writing-mode="lr-tb"/>
    </style:style>
    <style:style style:name="T1" style:family="text">
      <style:text-properties fo:font-style="normal" style:font-style-asian="normal" style:font-style-complex="normal"/>
    </style:style>
    <style:style style:name="T2" style:family="text">
      <style:text-properties fo:font-style="normal" officeooo:rsid="00060f66" style:font-style-asian="normal" style:font-style-complex="normal"/>
    </style:style>
    <style:style style:name="T3" style:family="text">
      <style:text-properties fo:font-style="normal" officeooo:rsid="000a5b7d" style:font-style-asian="normal" style:font-style-complex="normal"/>
    </style:style>
    <style:style style:name="T4" style:family="text">
      <style:text-properties fo:font-style="normal" fo:font-weight="normal" officeooo:rsid="00060f66" style:font-style-asian="normal" style:font-weight-asian="normal" style:font-style-complex="normal" style:font-weight-complex="normal"/>
    </style:style>
    <style:style style:name="T5" style:family="text">
      <style:text-properties fo:font-style="normal" fo:font-weight="normal" officeooo:rsid="00094e7e" style:font-style-asian="normal" style:font-weight-asian="normal" style:font-style-complex="normal" style:font-weight-complex="normal"/>
    </style:style>
    <style:style style:name="T6" style:family="text">
      <style:text-properties fo:font-style="normal" fo:font-weight="bold" style:font-style-asian="normal" style:font-style-complex="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style:font-name="Courier New1" fo:font-style="normal" officeooo:rsid="00060f66" style:font-style-asian="normal" style:font-name-complex="Courier New1" style:font-style-complex="normal"/>
    </style:style>
    <style:style style:name="T10" style:family="text">
      <style:text-properties style:font-name="Courier New1" style:font-name-complex="Courier New1"/>
    </style:style>
    <style:style style:name="T11" style:family="text">
      <style:text-properties fo:color="#000000" fo:font-size="10pt" fo:font-style="normal" fo:font-weight="bold" officeooo:rsid="00060f66" style:font-size-asian="10pt" style:font-style-asian="normal" style:font-weight-asian="bold" style:font-size-complex="10pt" style:font-style-complex="normal" style:font-weight-complex="bold"/>
    </style:style>
    <style:style style:name="T12" style:family="text">
      <style:text-properties officeooo:rsid="00040282"/>
    </style:style>
    <style:style style:name="T13" style:family="text">
      <style:text-properties style:font-name="Times New Roman" fo:font-size="12pt" fo:font-style="normal" fo:font-weight="normal" officeooo:rsid="00094e7e" style:font-size-asian="12pt" style:font-style-asian="normal" style:font-weight-asian="normal" style:font-name-complex="Times New Roman" style:font-size-complex="12pt" style:font-style-complex="normal" style:font-weight-complex="normal"/>
    </style:style>
    <style:style style:name="T14" style:family="text">
      <style:text-properties officeooo:rsid="00097596"/>
    </style:style>
    <style:style style:name="T15" style:family="text">
      <style:text-properties officeooo:rsid="000a5b7d"/>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style:style style:name="gr3"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18"><text:a xlink:type="simple" xlink:href="#__RefHeading__7885_910174129" text:style-name="Internet_20_link" text:visited-style-name="Internet_20_link">1. </text:a>Arrays<text:tab/>1</text:p>
          <text:p text:style-name="P19"><text:a xlink:type="simple" xlink:href="#__RefHeading__7604_910174129" text:style-name="Internet_20_link" text:visited-style-name="Internet_20_link">1.1. </text:a>Int-Array<text:tab/>1</text:p>
          <text:p text:style-name="P17"><text:a xlink:type="simple" xlink:href="#__RefHeading__7887_910174129" text:style-name="Internet_20_link" text:visited-style-name="Internet_20_link">1.1.1. </text:a>Aufgabe: merge - Arrays zusammenmischen<text:tab/>1</text:p>
          <text:p text:style-name="P19"><text:a xlink:type="simple" xlink:href="#__RefHeading__7616_910174129" text:style-name="Internet_20_link" text:visited-style-name="Internet_20_link">1.2. </text:a>Texte/Strings<text:tab/>1</text:p>
          <text:p text:style-name="P17"><text:a xlink:type="simple" xlink:href="#__RefHeading__7889_910174129" text:style-name="Internet_20_link" text:visited-style-name="Internet_20_link">1.2.1. </text:a>Aufgabe: ersetze<text:tab/>1</text:p>
          <text:p text:style-name="P17"><text:a xlink:type="simple" xlink:href="#__RefHeading__7891_910174129" text:style-name="Internet_20_link" text:visited-style-name="Internet_20_link">1.2.2. </text:a>Aufgabe: index<text:tab/>1</text:p>
          <text:p text:style-name="P17"><text:a xlink:type="simple" xlink:href="#__RefHeading__7893_910174129" text:style-name="Internet_20_link" text:visited-style-name="Internet_20_link">1.2.3. </text:a>Aufgabe: isbn<text:tab/>2</text:p>
          <text:p text:style-name="P19"><text:a xlink:type="simple" xlink:href="#__RefHeading__7622_910174129" text:style-name="Internet_20_link" text:visited-style-name="Internet_20_link">1.3. </text:a>Zweidimensionale Arrays<text:tab/>3</text:p>
          <text:p text:style-name="P17"><text:a xlink:type="simple" xlink:href="#__RefHeading__7895_910174129" text:style-name="Internet_20_link" text:visited-style-name="Internet_20_link">1.3.1. </text:a>Aufgabe: maeander<text:tab/>3</text:p>
        </text:index-body>
      </text:table-of-content>
      <text:h text:style-name="P20" text:outline-level="1" text:restart-numbering="true" text:start-value="-1"><text:bookmark-start text:name="__RefHeading__7885_910174129"/>Arrays<text:bookmark-end text:name="__RefHeading__7885_910174129"/></text:h>
      <text:h text:style-name="P22" text:outline-level="2"><text:bookmark-start text:name="__RefHeading__7604_910174129"/><text:span text:style-name="Citation"><text:span text:style-name="T2">Int-Array</text:span></text:span><text:bookmark-end text:name="__RefHeading__7604_910174129"/></text:h>
      <text:h text:style-name="Heading_20_3" text:outline-level="3"><text:bookmark-start text:name="__RefHeading__7887_910174129"/><text:span text:style-name="T12">Aufgabe: merge - </text:span>Arrays zusammenmischen<text:bookmark-end text:name="__RefHeading__7887_910174129"/></text:h>
      <text:p text:style-name="P4">Schreiben Sie ein Programm, dass <text:span text:style-name="T12">2</text:span> schon sortierte Arrays in ein Array zusammenmischt, sodass das neue Array auch sortiert ist.</text:p>
      <text:p text:style-name="P3"><text:span text:style-name="Citation"><text:span text:style-name="T11"/></text:span></text:p>
      <text:p text:style-name="P1"><text:span text:style-name="Citation"><text:span text:style-name="T9"/></text:span></text:p>
      <text:h text:style-name="P22" text:outline-level="2"><text:bookmark-start text:name="__RefHeading__7616_910174129"/><text:span text:style-name="Citation"><text:span text:style-name="T4">Texte/Strings</text:span></text:span><text:bookmark-end text:name="__RefHeading__7616_910174129"/></text:h>
      <text:h text:style-name="P23" text:outline-level="3"><text:bookmark-start text:name="__RefHeading__7889_910174129"/><text:span text:style-name="T14">Aufgabe: </text:span>ersetze<text:bookmark-end text:name="__RefHeading__7889_910174129"/></text:h>
      <text:p text:style-name="P5">Gegeben sei folgender Programmcode (Hier in C):</text:p>
      <text:p text:style-name="P5"/>
      <text:p text:style-name="P1">int main()</text:p>
      <text:p text:style-name="P1">{<text:tab/>char s1[] = "ueb immer treu und redlichkeit";</text:p>
      <text:p text:style-name="P1"><text:tab/>char s2[] = "opqrstu";</text:p>
      <text:p text:style-name="P1"/>
      <text:p text:style-name="P1"><text:tab/>// ???????????????</text:p>
      <text:p text:style-name="P1">}</text:p>
      <text:p text:style-name="P1"/>
      <text:p text:style-name="P5">Es soll nun der Text<text:span text:style-name="T10"> s1</text:span> geändert werden, und zwar auf folgende Art: </text:p>
      <text:p text:style-name="P5">Jedes Zeichen im Text<text:span text:style-name="T10"> s1, </text:span>das im Text<text:span text:style-name="T10"> s2 </text:span>vorkommt, soll durch<text:span text:style-name="T10"> ’*’ </text:span>ersetzt werden.<text:span text:style-name="T10"> <text:s/></text:span></text:p>
      <text:p text:style-name="P5"/>
      <text:p text:style-name="P5">Im obigen Beispiel würde s1 dann beinhalten:</text:p>
      <text:p text:style-name="P1">*eb imme* **e* *nd *edlichkei*</text:p>
      <text:p text:style-name="P5"/>
      <text:p text:style-name="P5">Die im Progamm angegebenen Inhalte von s1 und s2 sind nur Beispiele, es könnte sich auch um andere Texte handeln.</text:p>
      <text:p text:style-name="P5"/>
      <text:h text:style-name="P23" text:outline-level="3"><text:bookmark-start text:name="__RefHeading__7891_910174129"/><text:span text:style-name="T14">Aufgabe: </text:span>index<text:bookmark-end text:name="__RefHeading__7891_910174129"/></text:h>
      <text:p text:style-name="P11">Gegeben sei folgender Programmcode (Hier in C):</text:p>
      <text:p text:style-name="P11">int main() {<text:line-break/><text:tab/>char s1[] = "ueb immer treu und redlichkeit";</text:p>
      <text:p text:style-name="P11"><text:tab/>char s2[] = "immer";</text:p>
      <text:p text:style-name="P11"><text:tab/>int index=-1;</text:p>
      <text:p text:style-name="P11"><text:soft-page-break/></text:p>
      <text:p text:style-name="P11"><text:tab/>// ???????????????</text:p>
      <text:p text:style-name="P11">}</text:p>
      <text:p text:style-name="P11"/>
      <text:p text:style-name="P5">Ermittle den index in s1, an dem s2 vorkommt.</text:p>
      <text:p text:style-name="P5">Im obigen Beispiel würde index dann den Wert 4 haben.</text:p>
      <text:p text:style-name="P5"/>
      <text:p text:style-name="P5">Die im Programm angegebenen Inhalte von s1 und s2 sind nur Beispiele, es </text:p>
      <text:p text:style-name="P5">könnte sich auch um andere Texte handeln.</text:p>
      <text:p text:style-name="P5"/>
      <text:p text:style-name="P5"/>
      <text:h text:style-name="P23" text:outline-level="3"><text:bookmark-start text:name="__RefHeading__7893_910174129"/><text:span text:style-name="T14">Aufgabe: </text:span>isbn<text:bookmark-end text:name="__RefHeading__7893_910174129"/></text:h>
      <text:p text:style-name="P5">Zur Kennzeichnung von Waren verwendet man den sogenannten EAN-Code (Europäische Artikel-Nummerierung mit 13 Ziffern). Bei Büchern ist die ISBN-Nummer üblich. Bei der letzten Ziffer der Nummer handelt es sich um eine sogenannte Prüfziffer, sodass z.B. einfache Eingabefehler erkannt werden können. Die Prüfziffer berechnet sich aus den übrigen Ziffern. </text:p>
      <text:p text:style-name="P5"/>
      <text:p text:style-name="P7"><text:span text:style-name="T8">ISBN-13</text:span><text:line-break/>Zur Berechnung der Prüfziffer bei der ISBN-13 werden alle zwölf Ziffern der noch unvollständigen ISBN addiert, wobei die Ziffern mit gerader Position (also die 2., 4. usw.) dreifachen Wert erhalten. <text:line-break/>Bsp: Eine 5 an 6. Stelle beispielsweise fließt als 15 in die Addition ein. </text:p>
      <text:p text:style-name="P7"><text:line-break/><text:span text:style-name="T15">Das</text:span> <text:span text:style-name="T15">Ende</text:span>rgebnis dieser Addition wird <text:span text:style-name="T15">dann moduleo 10 gerechnet. (d.h.es wird die Einerstelle verwendet). Diese Einerstelle wird</text:span> dann von 10 subtrahiert.</text:p>
      <text:p text:style-name="P7"><text:line-break/>Bsp: <text:span text:style-name="T15">Bei einem Additionsergebnis von 124 wird die Einerstelle 4 verwendet und von 10 subtrahiert: </text:span>Also 10 − 4 = 6. <text:line-break/></text:p>
      <text:p text:style-name="P7">Dieses Endergebnis ist die Prüfziffer. </text:p>
      <text:p text:style-name="P7">Ist das Endergebnis indessen 10, ist die Prüfziffer 0. <text:span text:style-name="T15">Dies kann man einfach dadurch erreichen, indem man das Endergebnis mod 10 rechnet.</text:span></text:p>
      <text:p text:style-name="P6"/>
      <text:p text:style-name="P5"/>
      <text:p text:style-name="P11">Formel zur Berechnung der Prüfziffer:</text:p>
      <text:p text:style-name="P11"><draw:frame draw:style-name="fr1" draw:name="Objekt9" text:anchor-type="as-char" svg:width="6.481cm" svg:height="0.799cm" draw:z-index="0"><draw:object xlink:href="./Object 1" xlink:type="simple" xlink:show="embed" xlink:actuate="onLoad"/><draw:image xlink:href="./ObjectReplacements/Object 1" xlink:type="simple" xlink:show="embed" xlink:actuate="onLoad"/><svg:desc>formula</svg:desc></draw:frame></text:p>
      <text:p text:style-name="P11"><text:s text:c="2"/>Das (i+1)mod 2 sorgt für die wechselnde Gewichtung von 1 und 3. </text:p>
      <text:p text:style-name="P11"/>
      <text:p text:style-name="P11">Erstreckt man die Summierung auch auf die Prüfziffer (n = 13), so erhält man bei einer fehlerfreien ISBN als Ergebnis 0.</text:p>
      <text:p text:style-name="P2"/>
      <text:p text:style-name="P5"><text:span text:style-name="T8">Beispiel</text:span>:</text:p>
      <text:p text:style-name="P5">978-3-7657-2781-?</text:p>
      <text:p text:style-name="P5"><text:span text:style-name="T8">Lösung</text:span>:</text:p>
      <text:p text:style-name="P5">9 + 8 + 7 + 5 + 2 + 8 + 3 * (7 + 3 + 6 + 7 + 7 + 1) = 39 + 3 * 31 = 39 + 93 = 132</text:p>
      <text:p text:style-name="P5">132 mod 10 = 2</text:p>
      <text:p text:style-name="P5">10 − 2 <text:s/>= 8 →<text:span text:style-name="T15"> </text:span>d.h. Die Prüfziffer ist 8</text:p>
      <text:p text:style-name="P5"/>
      <text:p text:style-name="P6">Weitere Beispiele:</text:p>
      <text:p text:style-name="P13"><text:span text:style-name="T7">Beispiel: </text:span>978381582086[?]<text:line-break/>9·1 + 7·3 + 8·1 + 3·3 + 8·1 + 1·3 + 5·1 + 8·3 + 2·1 + 0·3 + 8·1 + 6·3 <text:line-break/>= 9 + 21 + 8 + 9 + 8 + 3 + 5 + 24 + 2 + 0 + 8 + 18 = 115<text:line-break/>1<text:span text:style-name="T15">0 - </text:span><text:span text:style-name="T7">5</text:span> = <text:span text:style-name="T15">5</text:span> ⇒ Prüfziffer: 5</text:p>
      <text:p text:style-name="P13"><text:soft-page-break/><text:span text:style-name="T7">Beispiel: </text:span>978382731710[?]<text:line-break/>9·1 + 7·3 + 8·1 + 3·3 + 8·1 + 2·3 + 7·1 + 3·3 + 1·1 + 7·3 + 1·1 + 0·3 <text:line-break/>= 9 + 21 + 8 + 9 + 8 + 6 + 7 + 9 + 1 + 21 + 1 + 0 = 100<text:line-break/>10 – 0 <text:span text:style-name="T15">= 10 </text:span><text:s/>⇒ Prüfziffer: 0</text:p>
      <text:p text:style-name="P13"><text:span text:style-name="Citation"><text:span text:style-name="T6">Beispiel: </text:span></text:span><text:span text:style-name="Citation"><text:span text:style-name="T1">400330101839[?]<text:line-break/>4·1 + 0·3 + 0·1 + 3·3 + 3·1 + 0·3 + 1·1 + 0·3 + 1·1 + 8·3 + 3·1 + 9·3 <text:line-break/>= 4 + 0 + 0 + 9 + 3 + 0 + 1 + 0 + 1 + 24 + 3 + 27 = 72<text:line-break/></text:span></text:span><text:span text:style-name="Citation"><text:span text:style-name="T3">10 – 2 =</text:span></text:span><text:span text:style-name="Citation"><text:span text:style-name="T1"> </text:span></text:span><text:span text:style-name="Citation"><text:span text:style-name="T6">8</text:span></text:span><text:span text:style-name="Citation"><text:span text:style-name="T1"> <text:s/>⇒ Prüfziffer: 8</text:span></text:span></text:p>
      <text:p text:style-name="P5"/>
      <text:h text:style-name="P22" text:outline-level="2"><text:bookmark-start text:name="__RefHeading__7622_910174129"/><text:span text:style-name="Citation"><text:span text:style-name="T5">Zweidimensionale Arrays</text:span></text:span><text:bookmark-end text:name="__RefHeading__7622_910174129"/></text:h>
      <text:h text:style-name="P23" text:outline-level="3"><text:bookmark-start text:name="__RefHeading__7895_910174129"/>Aufgabe: <text:span text:style-name="T14">maeander</text:span><text:bookmark-end text:name="__RefHeading__7895_910174129"/></text:h>
      <text:p text:style-name="Standard">Erzeugen sie ein zweidimensionales (int) Feld, mit je n Spalten und Zeilen und befüllen sie es zeilenweise von links nach rechts, bzw. von rechts nach links alternierend (mäanderförmig) aufsteigend mit den natürlichen Zahlen. Geben sie es mit den jeweiligen Quersummen der Zeilen wie abgebildet aus. Definieren sie n als leicht änderbare Konstante, sodass das Verfahren mit beliebigen n&gt;2 funktioniert.</text:p>
      <text:p text:style-name="P15"><text:s/></text:p>
      <text:p text:style-name="P8"/>
      <text:p text:style-name="P10"><text:s text:c="3"/>1 <text:s/>2 <text:s/>3 <text:s/>4 <text:s/>5 <text:s/>6 <text:s/>7 <text:s/>8 <text:s/>sum</text:p>
      <text:p text:style-name="P9"><draw:custom-shape text:anchor-type="char" draw:z-index="2" draw:style-name="gr3" draw:text-style-name="P25" svg:width="4.446cm" svg:height="5.213cm" svg:x="1.323cm" svg:y="0.039cm"><text:p/><draw:enhanced-geometry svg:viewBox="0 0 21600 21600" draw:type="rectangle" draw:enhanced-path="M 0 0 L 21600 0 21600 21600 0 21600 0 0 Z N"/></draw:custom-shape><draw:line text:anchor-type="char" draw:z-index="3" draw:style-name="gr4" draw:text-style-name="P24" svg:x1="5.507cm" svg:y1="0.129cm" svg:x2="5.479cm" svg:y2="0.646cm"><text:p/></draw:line><draw:line text:anchor-type="char" draw:z-index="6" draw:style-name="gr4" draw:text-style-name="P24" svg:x1="1.603cm" svg:y1="0.142cm" svg:x2="5.519cm" svg:y2="0.116cm"><text:p/></draw:line>1 <text:s/>1 <text:s/>2 <text:s/>3 <text:s/>4 <text:s/>5 <text:s/>6 <text:s/>7 <text:s/>8 <text:s text:c="2"/>36</text:p>
      <text:p text:style-name="P9"><draw:line text:anchor-type="char" draw:z-index="4" draw:style-name="gr4" draw:text-style-name="P24" svg:x1="1.615cm" svg:y1="0.062cm" svg:x2="1.603cm" svg:y2="0.685cm"><text:p/></draw:line><draw:line text:anchor-type="char" draw:z-index="7" draw:style-name="gr4" draw:text-style-name="P24" svg:x1="5.519cm" svg:y1="0.06cm" svg:x2="1.603cm" svg:y2="0.06cm"><text:p/></draw:line>2 16 15 14 13 12 11 10 <text:s/>9 <text:s/>100</text:p>
      <text:p text:style-name="P9"><draw:line text:anchor-type="char" draw:z-index="5" draw:style-name="gr4" draw:text-style-name="P24" svg:x1="5.493cm" svg:y1="0.044cm" svg:x2="5.493cm" svg:y2="0.679cm"><text:p/></draw:line><draw:line text:anchor-type="char" draw:z-index="8" draw:style-name="gr4" draw:text-style-name="P24" svg:x1="1.63cm" svg:y1="0.058cm" svg:x2="5.493cm" svg:y2="0.058cm"><text:p/></draw:line>3 17 18 19 20 21 22 23 24 <text:s/>164</text:p>
      <text:p text:style-name="P9"><draw:line text:anchor-type="char" draw:z-index="9" draw:style-name="gr4" draw:text-style-name="P24" svg:x1="5.493cm" svg:y1="0.081cm" svg:x2="1.577cm" svg:y2="0.081cm"><text:p/></draw:line>4 32</text:p>
      <text:p text:style-name="P9">5 33</text:p>
      <text:p text:style-name="P9">6<draw:g text:anchor-type="char" draw:z-index="1" draw:style-name="gr1"><draw:rect draw:style-name="gr2" draw:text-style-name="P24" svg:width="15.874cm" svg:height="9.524cm" svg:x="1.63cm" svg:y="-23.802cm"><text:p/></draw:rect></draw:g> 48</text:p>
      <text:p text:style-name="P9">7 49</text:p>
      <text:p text:style-name="P9">8 64</text:p>
      <text:p text:style-name="P16"/>
      <text:p text:style-name="P16"/>
      <text:p text:style-name="P16"/>
      <text:p text:style-name="P16"/>
      <text:p text:style-name="P16"/>
      <text:p text:style-name="P14"/>
      <text:p text:style-name="P14"><text:span text:style-name="Citation"><text:span text:style-name="T13"/></text:span></text:p>
      <text:p text:style-name="P12"><text:span text:style-name="Citation"><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msArrowEnd_20_5" draw:display-name="msArrowEnd 5" svg:viewBox="0 0 120 120" svg:d="m60 0 60 120h-1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style:contextual-spacing="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drop-cap/>
      </style:paragraph-propertie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cm" fo:border-left="none" fo:border-right="none" fo:border-top="none" fo:border-bottom="2.49pt solid #993366" style:shadow="none">
        <style:drop-cap/>
        <style:background-image/>
      </style:paragraph-properties>
      <style:text-properties style:font-name="Verdana1"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 style:family="paragraph" style:parent-style-name="Standard" style:class="extra">
      <style:paragraph-properties fo:background-color="transparent" fo:padding="0cm" fo:border-left="none" fo:border-right="none" fo:border-top="none" fo:border-bottom="0.06pt solid #000000" style:shadow="none" text:number-lines="false" text:line-number="0">
        <style:tab-stops>
          <style:tab-stop style:position="8.498cm" style:type="center"/>
          <style:tab-stop style:position="16.999cm" style:type="right"/>
        </style:tab-stops>
        <style:background-image/>
      </style:paragraph-properties>
      <style:text-properties fo:font-size="8pt"/>
    </style:style>
    <style:style style:name="Footer" style:family="paragraph" style:parent-style-name="Standard" style:class="extra">
      <style:paragraph-properties fo:padding="0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size="12pt" fo:font-style="italic" style:font-size-asian="12pt" style:font-style-asian="italic" style:font-name-complex="Tahoma1" style:font-size-complex="12pt" style:font-style-complex="italic"/>
    </style:style>
    <style:style style:name="Table" style:family="paragraph" style:parent-style-name="Caption" style:class="extra">
      <style:paragraph-properties fo:background-color="transparent" fo:padding="0.049cm" fo:border="0.06pt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2.49pt solid #993366" style:shadow="none" text:number-lines="false" text:line-number="0"/>
      <style:text-properties style:font-name="Verdana2"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199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de" style:family="paragraph" style:class="text" style:master-page-name="">
      <style:paragraph-properties style:page-number="auto" fo:background-color="#ccffff" fo:padding="0.049cm" fo:border="0.06pt solid #993366" style:shadow="none">
        <style:background-image/>
      </style:paragraph-properties>
      <style:text-properties style:font-name="Courier New" fo:font-size="11pt"/>
    </style:style>
    <style:style style:name="aufgabe" style:family="paragraph" style:parent-style-name="Standard" style:class="text">
      <style:paragraph-properties fo:background-color="#ccffff" fo:padding="0.049cm" fo:border="0.06pt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51pt solid #000000">
        <style:background-image/>
      </style:paragraph-properties>
      <style:text-properties style:use-window-font-color="true" style:font-name="Courier New1" fo:font-size="10pt" fo:letter-spacing="-0.018cm" fo:language="de" fo:country="DE" style:font-name-asian="Arial" style:font-size-asian="10pt" style:font-name-complex="Times New Roman" style:font-size-complex="10pt" style:language-complex="ar" style:country-complex="SA"/>
    </style:style>
    <style:style style:name="HTML_20_Vorformatiert" style:display-name="HTML Vorformatiert" style:family="paragraph" style:parent-style-name="Standard">
      <style:text-properties style:font-name="Courier New1" fo:font-size="10pt" style:font-size-asian="10pt" style:font-name-complex="Courier New1"/>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weight="bold" style:font-weight-asian="bold" style:font-weight-complex="bold"/>
    </style:style>
    <style:style style:name="Listennummer" style:family="paragraph" style:list-style-name="WW8StyleNum">
      <style:paragraph-properties fo:margin-left="1.27cm" fo:margin-right="0.635cm" fo:orphans="2" fo:widows="2" fo:text-indent="-0.635cm" style:auto-text-indent="false">
        <style:tab-stops/>
      </style:paragraph-properties>
      <style:text-properties style:use-window-font-color="true" style:font-name="Verdana3" fo:font-size="10pt" fo:letter-spacing="-0.009cm" fo:language="de" fo:country="DE" style:font-name-asian="Arial" style:font-size-asian="10pt" style:font-name-complex="Times New Roman"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text-align="start" style:justify-single-word="false" fo:text-indent="-0.635cm" style:auto-text-indent="false"/>
      <style:text-properties style:font-name="Times New Roman" fo:font-size="10pt" fo:letter-spacing="normal" style:font-size-asian="10pt"/>
    </style:style>
    <style:style style:name="aufgabe_5f_überschrift" style:display-name="aufgabe_überschrift" style:family="paragraph" style:parent-style-name="Heading_20_3" style:next-style-name="aufgabe" style:default-outline-level="" style:list-style-name="">
      <style:paragraph-properties fo:background-color="transparent" fo:padding="0cm" fo:border-left="none" fo:border-right="none" fo:border-top="none" fo:border-bottom="0.06pt solid #993366" style:shadow="none">
        <style:tab-stops/>
        <style:drop-cap/>
        <style:background-image/>
      </style:paragraph-properties>
      <style:text-properties fo:font-size="10pt" fo:font-weight="bold"/>
    </style:style>
    <style:style style:name="Heading_20_4" style:display-name="Heading 4" style:family="paragraph" style:parent-style-name="Heading_20_3" style:next-style-name="Text_20_body" style:default-outline-level="4" style:class="text">
      <style:text-properties style:font-name="Verdana2" fo:font-size="85%" fo:font-style="normal" fo:font-weight="normal" style:font-size-asian="85%" style:font-style-asian="italic" style:font-weight-asian="bold" style:font-size-complex="85%"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ufgabe" style:family="paragraph" style:parent-style-name="Standard">
      <style:paragraph-properties fo:margin-left="0cm" fo:margin-right="0.041cm" fo:margin-top="0cm" fo:margin-bottom="0cm" style:contextual-spacing="false" fo:line-height="100%" fo:text-indent="0cm" style:auto-text-indent="false"/>
      <style:text-properties style:font-name="Times New Roman" fo:font-size="11pt" style:font-size-asian="11pt" style:font-name-complex="Times New Roman"/>
    </style:style>
    <style:style style:name="Code" style:family="paragraph" style:parent-style-name="Standard">
      <style:paragraph-properties fo:margin-left="1.63cm" fo:margin-right="0cm" fo:margin-top="0cm" fo:margin-bottom="0cm" style:contextual-spacing="false" fo:line-height="100%" fo:text-align="justify" style:justify-single-word="false" fo:keep-together="auto" fo:text-indent="-0.63cm" style:auto-text-indent="false">
        <style:tab-stops>
          <style:tab-stop style:position="2.787cm"/>
          <style:tab-stop style:position="3.281cm"/>
        </style:tab-stops>
      </style:paragraph-properties>
      <style:text-properties fo:color="#0000ff" style:font-name="Courier New1" fo:font-size="10pt" fo:letter-spacing="-0.026cm" fo:language="en" fo:country="GB" style:font-size-asian="10pt" style:font-name-complex="Courier New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style:font-name-asian="Courier New2" style:font-name-complex="Courier New2"/>
    </style:style>
    <style:style style:name="Example" style:family="text">
      <style:text-properties style:font-name="Courier New2" style:font-name-asian="Courier New2" style:font-name-complex="Courier New2"/>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size="10pt" style:font-size-asian="10pt" style:font-size-complex="10pt"/>
    </style:style>
    <style:style style:name="merke_20_Char" style:display-name="merke Char" style:family="text" style:parent-style-name="Absatz-Standardschriftart">
      <style:text-properties style:font-name="Verdana3" fo:letter-spacing="-0.009cm" style:language-complex="ar" style:country-complex="SA"/>
    </style:style>
    <style:style style:name="WW8Num78z0" style:family="text">
      <style:text-properties style:font-name="Symbol"/>
    </style:style>
    <style:style style:name="WW8Num78z1" style:family="text">
      <style:text-properties style:font-name="Courier New1"/>
    </style:style>
    <style:style style:name="WW8Num78z2" style:family="text">
      <style:text-properties style:font-name="Wingdings"/>
    </style:style>
    <style:style style:name="WW8Num52z0" style:family="text">
      <style:text-properties style:font-name="Symbol" fo:font-size="10pt" style:font-size-asian="10pt"/>
    </style:style>
    <style:style style:name="WW8Num52z1" style:family="text">
      <style:text-properties style:font-name="Courier New1" fo:font-size="10pt" style:font-size-asian="10pt"/>
    </style:style>
    <style:style style:name="WW8Num52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1" fo:font-size="10pt" style:font-size-asian="10pt"/>
    </style:style>
    <style:style style:name="WW8Num103z2" style:family="text">
      <style:text-properties style:font-name="Wingdings" fo:font-size="10pt" style:font-size-asian="10pt"/>
    </style:style>
    <style:style style:name="WW8Num55z1" style:family="text">
      <style:text-properties style:font-name="Courier New1" fo:font-size="10pt" style:font-size-asian="10pt"/>
    </style:style>
    <style:style style:name="WW8Num48z0" style:family="text">
      <style:text-properties style:font-name="Symbol" fo:font-size="10pt" style:font-size-asian="10pt"/>
    </style:style>
    <style:style style:name="WW8Num48z1" style:family="text">
      <style:text-properties style:font-name="Courier New1" fo:font-size="10pt" style:font-size-asian="10pt"/>
    </style:style>
    <style:style style:name="WW8Num48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1" fo:font-size="10pt" style:font-size-asian="10pt"/>
    </style:style>
    <style:style style:name="WW8Num104z2" style:family="text">
      <style:text-properties style:font-name="Wingdings" fo:font-size="10pt" style:font-size-asian="10pt"/>
    </style:style>
    <style:style style:name="luecke" style:family="text">
      <style:text-properties style:text-line-through-style="none" style:text-underline-style="solid" style:text-underline-width="auto" style:text-underline-color="font-color" fo:font-weight="bold"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5cm" fo:margin-bottom="1.4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Informatik<text:tab/><text:file-name text:display="name">AB-C-ARRAY-03-merge-ersetze-index-isbn-maeander</text:file-name><text:tab/>Arbeitsunterlage</text:p>
      </style:header>
      <style:footer>
        <text:p text:style-name="Footer">Informatik<text:tab/><text:tab/><text:page-number text:select-page="current">2</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0.4$Linux_X86_64 LibreOffice_project/410m0$Build-4</meta:generator>
    <meta:creation-date>2014-02-20T22:52:39.380816000</meta:creation-date>
    <meta:editing-cycles>8</meta:editing-cycles>
    <meta:editing-duration>PT10M3S</meta:editing-duration>
    <meta:initial-creator>Anton Hofmann</meta:initial-creator>
    <dc:date>2015-02-23T21:20:28.013880880</dc:date>
    <dc:creator>hofmann </dc:creator>
    <meta:document-statistic meta:table-count="0" meta:image-count="0" meta:object-count="1" meta:page-count="3" meta:paragraph-count="74" meta:word-count="781" meta:character-count="4089" meta:non-whitespace-character-count="3325"/>
    <meta:user-defined meta:name="Info 1"/>
    <meta:user-defined meta:name="Info 2"/>
    <meta:user-defined meta:name="Info 3"/>
    <meta:user-defined meta:name="Info 4"/>
    <meta:template xlink:type="simple" xlink:actuate="onRequest" xlink:title="arbeitsunterlage" xlink:href="../../../../../htl/ab/meineVorlagen/arbeitsunterlage.ott" meta:date="2014-02-20T22:52:39.156010000"/>
  </office:meta>
</office:document-meta>
</file>

<file path=Object 1/content.xml><?xml version="1.0" encoding="utf-8"?>
<!DOCTYPE math  PUBLIC '-//OpenOffice.org//DTD Modified W3C MathML 1.01//EN'  'math.dtd'>
<math:math xmlns:math="http://www.w3.org/1998/Math/MathML">
  <math:semantics>
    <math:mrow>
      <math:mrow>
        <math:msub>
          <math:mi>z</math:mi>
          <math:mn>13</math:mn>
        </math:msub>
        <math:mo math:stretchy="false">=</math:mo>
        <math:mrow>
          <math:mn>10</math:mn>
          <math:mo math:stretchy="false">−</math:mo>
          <math:mrow>
            <math:mo math:stretchy="false">(</math:mo>
            <math:mrow>
              <math:mrow>
                <math:msubsup>
                  <math:mo math:stretchy="false">∑</math:mo>
                  <math:mrow>
                    <math:mi>i</math:mi>
                    <math:mo math:stretchy="false">=</math:mo>
                    <math:mn>1</math:mn>
                  </math:mrow>
                  <math:mrow>
                    <math:mi>n</math:mi>
                    <math:mo math:stretchy="false">=</math:mo>
                    <math:mn>12</math:mn>
                  </math:mrow>
                </math:msubsup>
                <math:msub>
                  <math:mi>z</math:mi>
                  <math:mi>i</math:mi>
                </math:msub>
              </math:mrow>
              <math:mo math:stretchy="false">⋅</math:mo>
              <math:msup>
                <math:mn>3</math:mn>
                <math:mrow>
                  <math:mrow>
                    <math:mo math:stretchy="false">(</math:mo>
                    <math:mrow>
                      <math:mi>i</math:mi>
                      <math:mo math:stretchy="false">+</math:mo>
                      <math:mn>1</math:mn>
                    </math:mrow>
                    <math:mo math:stretchy="false">)</math:mo>
                  </math:mrow>
                  <math:mi math:fontstyle="italic">mod</math:mi>
                  <math:mn>2</math:mn>
                </math:mrow>
              </math:msup>
            </math:mrow>
            <math:mo math:stretchy="false">)</math:mo>
          </math:mrow>
        </math:mrow>
      </math:mrow>
      <math:mi math:fontstyle="italic">mod</math:mi>
      <math:mn>10</math:mn>
    </math:mrow>
    <math:annotation math:encoding="StarMath 5.0">z_{13} = 10-    ( sum_{i=1}^{n=12} z_i cdot 3^{(i+1) mod 2} ) mod 10</math:annotation>
  </math:semantics>
</math:math>
</file>